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monitoringu</text:p>
      <text:p text:style-name="P1">Technika Mikroprocesorowa 2013/2014</text:p>
      <text:p text:style-name="P1">Autorzy:</text:p>
      <text:p text:style-name="P3">Cieśla Łukasz</text:p>
      <text:p text:style-name="P3">Lichoń Tomasz</text:p>
      <text:p text:style-name="P6">Spis treści:</text:p>
      <text:p text:style-name="P6">Cel:</text:p>
      <text:p text:style-name="P4"/>
      <text:p text:style-name="P5">Projektowane urządzenie ma za zadanie pełnić rolę monitoringu antywłamaniowego. W momencie kiedy wykryje ono ruch w kadrze kamery, rozpocznie nagrywanie i prześle jego zapis na zdefiniowany adres mailowy. Po zniknięciu zauważonego wcześniej obiektu, urządzenie kończy nagrywanie i powraca do początkowego stanu oczekiwania, tak aby na skrzynkę elektroniczną trafiały wyłącznie istotne nagrania.</text:p>
      <text:p text:style-name="P5"/>
      <text:p text:style-name="P2">Potrzebny sprzęt:</text:p>
      <text:p text:style-name="P4"/>
      <text:p text:style-name="P5">Projekt działa w oparciu o komputer Raspberry Pi model B <text:s/>rev 2.0, wyposażony w złącze Ethernet i port USB do którego podłączono kamerę internetową. Rolę pamięci pełni karta SD. </text:p>
      <text:p text:style-name="P5">Wyszczególniony komputer został wybrany głównie ze względu na niewielki rozmiar, stosunkowo niską cenę, oraz łatwość integracji z zewnętrznymi urządzeniami (jak np. kamera USB).</text:p>
      <text:p text:style-name="P5"/>
      <text:p text:style-name="P2">Oprogramowanie:</text:p>
      <text:p text:style-name="P4"/>
      <text:p text:style-name="P5">System jest programowany w języku C. Podstawę stanowi algorytm porównujący 2 zdjęcia zrobione w pewnym odstępie czasu i decydujący, czy zmiana wyglądu pomieszczenia jest na tyle istotna aby rozpocząć nagrywanie (lub też zakończyć gdy nie dzieje się już nic ciekawego). Kolejny etap to nagrywanie widoku z kamery, kompresja obrazu i równoczesne przesyłanie fragmentów nagrań pod wskazany adres e-mail. Duże wyzwanie stanowi optymalne zaprojektowanie i zbalansowanie powyższych algorytmów, tak aby dysponowana moc obliczeniowa oraz przepustowość łącza pozwoliły na równoczesne wysyłanie i nagrywanie obrazu (co jest konieczne ze względu na ograniczenia pamięciow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7:55:16.11</meta:creation-date>
    <dc:date>2013-10-28T19:02:21.13</dc:date>
    <meta:editing-duration>PT6M1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13" meta:word-count="209" meta:character-count="1548"/>
  </office:meta>
</office:document-meta>
</file>